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pitch="variable"/>
    <style:font-face style:name="NimbusRomanBold" svg:font-family="NimbusRomanBold" style:font-pitch="variable"/>
    <style:font-face style:name="NimbusRomanBold1" svg:font-family="NimbusRomanBold"/>
    <style:font-face style:name="NimbusRomanItalic" svg:font-family="NimbusRomanItalic" style:font-pitch="variable"/>
    <style:font-face style:name="NimbusRomanItalic1" svg:font-family="NimbusRomanItalic"/>
    <style:font-face style:name="NimbusRomanRegular" svg:font-family="NimbusRomanRegular" style:font-pitch="variable"/>
    <style:font-face style:name="NimbusRomanRegular1" svg:font-family="NimbusRomanRegular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6e6e6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2pt" style:font-size-asian="22pt" style:font-size-complex="22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000000" loext:opacity="100%" style:font-name="NimbusRomanBold1" fo:font-size="22pt" fo:font-weight="bold" style:font-size-asian="22pt" style:font-name-complex="NimbusRomanBold1" style:font-size-complex="22pt" style:font-weight-complex="bold"/>
    </style:style>
    <style:style style:name="T2" style:family="text">
      <style:text-properties fo:color="#000000" loext:opacity="100%" style:font-name="NimbusRomanRegular1" fo:font-size="22pt" style:font-size-asian="22pt" style:font-name-complex="NimbusRomanRegular1" style:font-size-complex="22pt"/>
    </style:style>
    <style:style style:name="T3" style:family="text">
      <style:text-properties fo:color="#000000" loext:opacity="100%" style:font-name="NimbusRomanBold1" fo:font-size="11pt" fo:font-weight="bold" style:font-size-asian="11pt" style:font-name-complex="NimbusRomanBold1" style:font-size-complex="11pt" style:font-weight-complex="bold"/>
    </style:style>
    <style:style style:name="T4" style:family="text">
      <style:text-properties fo:color="#000000" loext:opacity="100%" style:font-name="NimbusRomanRegular1" fo:font-size="11pt" style:font-size-asian="11pt" style:font-name-complex="NimbusRomanRegular1" style:font-size-complex="11pt"/>
    </style:style>
    <style:style style:name="T5" style:family="text">
      <style:text-properties fo:color="#000000" loext:opacity="100%" style:font-name="NimbusRomanItalic1" fo:font-size="11pt" style:font-size-asian="11pt" style:font-name-complex="NimbusRomanItalic1" style:font-size-complex="11pt"/>
    </style:style>
    <style:style style:name="T6" style:family="text">
      <style:text-properties fo:color="#000000" loext:opacity="100%" style:font-name="OpenSymbol1" fo:font-size="11pt" style:font-size-asian="11pt" style:font-name-complex="OpenSymbol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.318cm" svg:height="2.739cm" svg:x="1.21cm" svg:y="4.046cm" svg:viewBox="0 0 5319 2740" draw:points="0,2740 5319,2740 5319,0 0,0">
          <text:p/>
        </draw:polygon>
        <draw:polygon draw:style-name="gr1" draw:text-style-name="P1" draw:layer="layout" svg:width="5.318cm" svg:height="12.977cm" svg:x="1.21cm" svg:y="6.787cm" svg:viewBox="0 0 5319 12978" draw:points="0,12978 5319,12978 5319,0 0,0">
          <text:p/>
        </draw:polygon>
        <draw:polygon draw:style-name="gr1" draw:text-style-name="P1" draw:layer="layout" svg:width="5.318cm" svg:height="5.999cm" svg:x="1.21cm" svg:y="19.766cm" svg:viewBox="0 0 5319 6000" draw:points="0,6000 5319,6000 5319,0 0,0">
          <text:p/>
        </draw:polygon>
        <draw:polygon draw:style-name="gr1" draw:text-style-name="P1" draw:layer="layout" svg:width="5.318cm" svg:height="1.801cm" svg:x="1.21cm" svg:y="25.766cm" svg:viewBox="0 0 5319 1802" draw:points="0,1802 5319,1802 5319,0 0,0">
          <text:p/>
        </draw:polygon>
        <draw:frame draw:style-name="gr2" draw:text-style-name="P3" draw:layer="layout" svg:width="5.344cm" svg:height="0.776cm" svg:x="1.418cm" svg:y="1.59cm">
          <draw:text-box>
            <text:p text:style-name="P2"><text:span text:style-name="T1">Corbin Kristek</text:span></text:p>
          </draw:text-box>
        </draw:frame>
        <draw:frame draw:style-name="gr2" draw:text-style-name="P3" draw:layer="layout" svg:width="6.386cm" svg:height="0.776cm" svg:x="1.418cm" svg:y="2.525cm">
          <draw:text-box>
            <text:p text:style-name="P2"><text:span text:style-name="T2">Software Engineer</text:span></text:p>
          </draw:text-box>
        </draw:frame>
        <draw:frame draw:style-name="gr3" draw:text-style-name="P4" draw:layer="layout" svg:width="2.157cm" svg:height="0.391cm" svg:x="1.418cm" svg:y="4.307cm">
          <draw:text-box>
            <text:p text:style-name="P2"><text:span text:style-name="T3">PERSONAL</text:span></text:p>
          </draw:text-box>
        </draw:frame>
        <draw:frame draw:style-name="gr3" draw:text-style-name="P4" draw:layer="layout" svg:width="7.026cm" svg:height="0.391cm" svg:x="6.738cm" svg:y="4.31cm">
          <draw:text-box>
            <text:p text:style-name="P2"><text:span text:style-name="T3">Place of Residency</text:span><text:span text:style-name="T4">: <text:s/>Monett, Mo 65708</text:span></text:p>
          </draw:text-box>
        </draw:frame>
        <draw:frame draw:style-name="gr3" draw:text-style-name="P4" draw:layer="layout" svg:width="3.49cm" svg:height="0.391cm" svg:x="6.738cm" svg:y="4.776cm">
          <draw:text-box>
            <text:p text:style-name="P2"><text:span text:style-name="T3">Cell</text:span><text:span text:style-name="T4">: (417)772-8047</text:span></text:p>
          </draw:text-box>
        </draw:frame>
        <draw:frame draw:style-name="gr3" draw:text-style-name="P4" draw:layer="layout" svg:width="5.374cm" svg:height="0.391cm" svg:x="6.738cm" svg:y="5.245cm">
          <draw:text-box>
            <text:p text:style-name="P2"><text:span text:style-name="T3">Email: </text:span><text:span text:style-name="T4">corbin2680@gmail.com</text:span></text:p>
          </draw:text-box>
        </draw:frame>
        <draw:frame draw:style-name="gr3" draw:text-style-name="P4" draw:layer="layout" svg:width="2.745cm" svg:height="0.391cm" svg:x="1.418cm" svg:y="7.048cm">
          <draw:text-box>
            <text:p text:style-name="P2"><text:span text:style-name="T3">EMPLOYMENT</text:span></text:p>
          </draw:text-box>
        </draw:frame>
        <draw:frame draw:style-name="gr3" draw:text-style-name="P4" draw:layer="layout" svg:width="5.378cm" svg:height="0.391cm" svg:x="6.738cm" svg:y="7.048cm">
          <draw:text-box>
            <text:p text:style-name="P2"><text:span text:style-name="T3">WTL Enterprises, Monett, Mo</text:span></text:p>
          </draw:text-box>
        </draw:frame>
        <draw:frame draw:style-name="gr3" draw:text-style-name="P4" draw:layer="layout" svg:width="4.011cm" svg:height="0.391cm" svg:x="6.738cm" svg:y="7.514cm">
          <draw:text-box>
            <text:p text:style-name="P2"><text:span text:style-name="T5">January 2020 - present</text:span></text:p>
          </draw:text-box>
        </draw:frame>
        <draw:frame draw:style-name="gr3" draw:text-style-name="P4" draw:layer="layout" svg:width="3.465cm" svg:height="0.391cm" svg:x="6.738cm" svg:y="8.445cm">
          <draw:text-box>
            <text:p text:style-name="P2"><text:span text:style-name="T3">Fullstack Engineer</text:span></text:p>
          </draw:text-box>
        </draw:frame>
        <draw:frame draw:style-name="gr3" draw:text-style-name="P4" draw:layer="layout" svg:width="0.387cm" svg:height="0.387cm" svg:x="7.373cm" svg:y="8.924cm">
          <draw:text-box>
            <text:p text:style-name="P2"><text:span text:style-name="T6"></text:span></text:p>
          </draw:text-box>
        </draw:frame>
        <draw:frame draw:style-name="gr3" draw:text-style-name="P4" draw:layer="layout" svg:width="12.88cm" svg:height="0.391cm" svg:x="8.008cm" svg:y="8.911cm">
          <draw:text-box>
            <text:p text:style-name="P2"><text:span text:style-name="T4">Designed and implemented a delivery app that allows anyone to create an </text:span></text:p>
          </draw:text-box>
        </draw:frame>
        <draw:frame draw:style-name="gr3" draw:text-style-name="P4" draw:layer="layout" svg:width="2.013cm" svg:height="0.391cm" svg:x="8.008cm" svg:y="9.376cm">
          <draw:text-box>
            <text:p text:style-name="P2"><text:span text:style-name="T4">online store</text:span></text:p>
          </draw:text-box>
        </draw:frame>
        <draw:frame draw:style-name="gr3" draw:text-style-name="P4" draw:layer="layout" svg:width="0.387cm" svg:height="0.387cm" svg:x="7.373cm" svg:y="9.856cm">
          <draw:text-box>
            <text:p text:style-name="P2"><text:span text:style-name="T6"></text:span></text:p>
          </draw:text-box>
        </draw:frame>
        <draw:frame draw:style-name="gr3" draw:text-style-name="P4" draw:layer="layout" svg:width="11.22cm" svg:height="0.391cm" svg:x="8.008cm" svg:y="9.842cm">
          <draw:text-box>
            <text:p text:style-name="P2"><text:span text:style-name="T4">Developed a self-checkout barcode POS system for use in small </text:span></text:p>
          </draw:text-box>
        </draw:frame>
        <draw:frame draw:style-name="gr3" draw:text-style-name="P4" draw:layer="layout" svg:width="2.275cm" svg:height="0.391cm" svg:x="8.008cm" svg:y="10.308cm">
          <draw:text-box>
            <text:p text:style-name="P2"><text:span text:style-name="T4">businesses. <text:s/></text:span></text:p>
          </draw:text-box>
        </draw:frame>
        <draw:frame draw:style-name="gr3" draw:text-style-name="P4" draw:layer="layout" svg:width="0.387cm" svg:height="0.387cm" svg:x="7.373cm" svg:y="10.787cm">
          <draw:text-box>
            <text:p text:style-name="P2"><text:span text:style-name="T6"></text:span></text:p>
          </draw:text-box>
        </draw:frame>
        <draw:frame draw:style-name="gr3" draw:text-style-name="P4" draw:layer="layout" svg:width="10.446cm" svg:height="0.391cm" svg:x="8.008cm" svg:y="10.773cm">
          <draw:text-box>
            <text:p text:style-name="P2"><text:span text:style-name="T4">Created a self subscribtion service for use with POS system.</text:span></text:p>
          </draw:text-box>
        </draw:frame>
        <draw:frame draw:style-name="gr3" draw:text-style-name="P4" draw:layer="layout" svg:width="0.387cm" svg:height="0.387cm" svg:x="7.373cm" svg:y="11.253cm">
          <draw:text-box>
            <text:p text:style-name="P2"><text:span text:style-name="T6"></text:span></text:p>
          </draw:text-box>
        </draw:frame>
        <draw:frame draw:style-name="gr3" draw:text-style-name="P4" draw:layer="layout" svg:width="12.524cm" svg:height="0.391cm" svg:x="8.008cm" svg:y="11.239cm">
          <draw:text-box>
            <text:p text:style-name="P2"><text:span text:style-name="T4">Worked with the local recycling center to create an app centered around </text:span></text:p>
          </draw:text-box>
        </draw:frame>
        <draw:frame draw:style-name="gr3" draw:text-style-name="P4" draw:layer="layout" svg:width="2.648cm" svg:height="0.391cm" svg:x="8.008cm" svg:y="11.705cm">
          <draw:text-box>
            <text:p text:style-name="P2"><text:span text:style-name="T4">the community.</text:span></text:p>
          </draw:text-box>
        </draw:frame>
        <draw:frame draw:style-name="gr3" draw:text-style-name="P4" draw:layer="layout" svg:width="4.947cm" svg:height="0.391cm" svg:x="6.738cm" svg:y="12.636cm">
          <draw:text-box>
            <text:p text:style-name="P2"><text:span text:style-name="T3">MEA Financial, Monett, Mo</text:span></text:p>
          </draw:text-box>
        </draw:frame>
        <draw:frame draw:style-name="gr3" draw:text-style-name="P4" draw:layer="layout" svg:width="4.506cm" svg:height="0.391cm" svg:x="6.738cm" svg:y="13.102cm">
          <draw:text-box>
            <text:p text:style-name="P2"><text:span text:style-name="T5">May 2017 – January 2020</text:span></text:p>
          </draw:text-box>
        </draw:frame>
        <draw:frame draw:style-name="gr3" draw:text-style-name="P4" draw:layer="layout" svg:width="5.239cm" svg:height="0.391cm" svg:x="6.738cm" svg:y="14.033cm">
          <draw:text-box>
            <text:p text:style-name="P2"><text:span text:style-name="T3">Nowsecure Security Analyst</text:span></text:p>
          </draw:text-box>
        </draw:frame>
        <draw:frame draw:style-name="gr3" draw:text-style-name="P4" draw:layer="layout" svg:width="0.387cm" svg:height="0.387cm" svg:x="7.373cm" svg:y="14.512cm">
          <draw:text-box>
            <text:p text:style-name="P2"><text:span text:style-name="T6"></text:span></text:p>
          </draw:text-box>
        </draw:frame>
        <draw:frame draw:style-name="gr3" draw:text-style-name="P4" draw:layer="layout" svg:width="12.609cm" svg:height="0.391cm" svg:x="8.008cm" svg:y="14.499cm">
          <draw:text-box>
            <text:p text:style-name="P2"><text:span text:style-name="T4">Provided safety reports and data analysis to building managers to inform </text:span></text:p>
          </draw:text-box>
        </draw:frame>
        <draw:frame draw:style-name="gr3" draw:text-style-name="P4" draw:layer="layout" svg:width="3.338cm" svg:height="0.391cm" svg:x="8.008cm" svg:y="14.964cm">
          <draw:text-box>
            <text:p text:style-name="P2"><text:span text:style-name="T4">security processes.</text:span></text:p>
          </draw:text-box>
        </draw:frame>
        <draw:frame draw:style-name="gr3" draw:text-style-name="P4" draw:layer="layout" svg:width="0.387cm" svg:height="0.387cm" svg:x="7.373cm" svg:y="15.444cm">
          <draw:text-box>
            <text:p text:style-name="P2"><text:span text:style-name="T6"></text:span></text:p>
          </draw:text-box>
        </draw:frame>
        <draw:frame draw:style-name="gr3" draw:text-style-name="P4" draw:layer="layout" svg:width="12.368cm" svg:height="0.391cm" svg:x="8.008cm" svg:y="15.43cm">
          <draw:text-box>
            <text:p text:style-name="P2"><text:span text:style-name="T4">Completed vulnerability scans to identify at-risk systems and remediate </text:span></text:p>
          </draw:text-box>
        </draw:frame>
        <draw:frame draw:style-name="gr3" draw:text-style-name="P4" draw:layer="layout" svg:width="1.213cm" svg:height="0.391cm" svg:x="8.008cm" svg:y="15.896cm">
          <draw:text-box>
            <text:p text:style-name="P2"><text:span text:style-name="T4">issues.</text:span></text:p>
          </draw:text-box>
        </draw:frame>
        <draw:frame draw:style-name="gr3" draw:text-style-name="P4" draw:layer="layout" svg:width="0.387cm" svg:height="0.387cm" svg:x="7.373cm" svg:y="16.375cm">
          <draw:text-box>
            <text:p text:style-name="P2"><text:span text:style-name="T6"></text:span></text:p>
          </draw:text-box>
        </draw:frame>
        <draw:frame draw:style-name="gr3" draw:text-style-name="P4" draw:layer="layout" svg:width="11.563cm" svg:height="0.391cm" svg:x="8.008cm" svg:y="16.361cm">
          <draw:text-box>
            <text:p text:style-name="P2"><text:span text:style-name="T4">Conducted security audits to identify vulnerabilities for hundreds of </text:span></text:p>
          </draw:text-box>
        </draw:frame>
        <draw:frame draw:style-name="gr3" draw:text-style-name="P4" draw:layer="layout" svg:width="7.47cm" svg:height="0.391cm" svg:x="8.008cm" svg:y="16.827cm">
          <draw:text-box>
            <text:p text:style-name="P2"><text:span text:style-name="T4">banking apps before pushing to production.</text:span></text:p>
          </draw:text-box>
        </draw:frame>
        <draw:frame draw:style-name="gr3" draw:text-style-name="P4" draw:layer="layout" svg:width="3.677cm" svg:height="0.391cm" svg:x="6.738cm" svg:y="17.293cm">
          <draw:text-box>
            <text:p text:style-name="P2"><text:span text:style-name="T3">Frontend Developer</text:span></text:p>
          </draw:text-box>
        </draw:frame>
        <draw:frame draw:style-name="gr3" draw:text-style-name="P4" draw:layer="layout" svg:width="0.387cm" svg:height="0.387cm" svg:x="7.373cm" svg:y="17.772cm">
          <draw:text-box>
            <text:p text:style-name="P2"><text:span text:style-name="T6">•</text:span></text:p>
          </draw:text-box>
        </draw:frame>
        <draw:frame draw:style-name="gr3" draw:text-style-name="P4" draw:layer="layout" svg:width="12.926cm" svg:height="0.391cm" svg:x="8.008cm" svg:y="17.758cm">
          <draw:text-box>
            <text:p text:style-name="P2"><text:span text:style-name="T4">Developed an interactive banking app to teach about common problems in </text:span></text:p>
          </draw:text-box>
        </draw:frame>
        <draw:frame draw:style-name="gr3" draw:text-style-name="P4" draw:layer="layout" svg:width="3.486cm" svg:height="0.391cm" svg:x="8.008cm" svg:y="18.224cm">
          <draw:text-box>
            <text:p text:style-name="P2"><text:span text:style-name="T4">the banking industry</text:span></text:p>
          </draw:text-box>
        </draw:frame>
        <draw:frame draw:style-name="gr3" draw:text-style-name="P4" draw:layer="layout" svg:width="1.382cm" svg:height="0.391cm" svg:x="1.418cm" svg:y="20.027cm">
          <draw:text-box>
            <text:p text:style-name="P2"><text:span text:style-name="T3">SKILLS</text:span></text:p>
          </draw:text-box>
        </draw:frame>
        <draw:frame draw:style-name="gr3" draw:text-style-name="P4" draw:layer="layout" svg:width="12.084cm" svg:height="0.391cm" svg:x="6.738cm" svg:y="20.027cm">
          <draw:text-box>
            <text:p text:style-name="P2"><text:span text:style-name="T3">Backend</text:span><text:span text:style-name="T4"> – Golang, C, Node.js - Typescript, Javascript, AWS Lambda</text:span></text:p>
          </draw:text-box>
        </draw:frame>
        <draw:frame draw:style-name="gr3" draw:text-style-name="P4" draw:layer="layout" svg:width="4.35cm" svg:height="0.391cm" svg:x="6.738cm" svg:y="20.961cm">
          <draw:text-box>
            <text:p text:style-name="P2"><text:span text:style-name="T3">Frontend</text:span><text:span text:style-name="T4"> – React, Nginx</text:span></text:p>
          </draw:text-box>
        </draw:frame>
        <draw:frame draw:style-name="gr3" draw:text-style-name="P4" draw:layer="layout" svg:width="3.702cm" svg:height="0.391cm" svg:x="6.738cm" svg:y="21.893cm">
          <draw:text-box>
            <text:p text:style-name="P2"><text:span text:style-name="T3">App Dev </text:span><text:span text:style-name="T4">– Ionic, Lua</text:span></text:p>
          </draw:text-box>
        </draw:frame>
        <draw:frame draw:style-name="gr3" draw:text-style-name="P4" draw:layer="layout" svg:width="12.888cm" svg:height="0.391cm" svg:x="6.738cm" svg:y="22.828cm">
          <draw:text-box>
            <text:p text:style-name="P2"><text:span text:style-name="T3">Database</text:span><text:span text:style-name="T4"> – Postgres, Mongodb, Redis, Memcached, RabbitMq, AWS S3, </text:span></text:p>
          </draw:text-box>
        </draw:frame>
        <draw:frame draw:style-name="gr3" draw:text-style-name="P4" draw:layer="layout" svg:width="1.987cm" svg:height="0.391cm" svg:x="6.738cm" svg:y="23.293cm">
          <draw:text-box>
            <text:p text:style-name="P2"><text:span text:style-name="T4">DynamoDB</text:span></text:p>
          </draw:text-box>
        </draw:frame>
        <draw:frame draw:style-name="gr3" draw:text-style-name="P4" draw:layer="layout" svg:width="10.623cm" svg:height="0.391cm" svg:x="6.738cm" svg:y="24.225cm">
          <draw:text-box>
            <text:p text:style-name="P2"><text:span text:style-name="T3">Devops</text:span><text:span text:style-name="T4"> – Kubernetes, Docker, Ansible, Linux, AWS EC2, EB</text:span></text:p>
          </draw:text-box>
        </draw:frame>
        <draw:frame draw:style-name="gr3" draw:text-style-name="P4" draw:layer="layout" svg:width="2.309cm" svg:height="0.391cm" svg:x="1.418cm" svg:y="26.027cm">
          <draw:text-box>
            <text:p text:style-name="P2"><text:span text:style-name="T3">EDUCATION</text:span></text:p>
          </draw:text-box>
        </draw:frame>
        <draw:frame draw:style-name="gr3" draw:text-style-name="P4" draw:layer="layout" svg:width="8.63cm" svg:height="0.391cm" svg:x="6.738cm" svg:y="26.027cm">
          <draw:text-box>
            <text:p text:style-name="P2"><text:span text:style-name="T3">Missouri Southern State University, Joplin, Mo</text:span></text:p>
          </draw:text-box>
        </draw:frame>
        <draw:frame draw:style-name="gr3" draw:text-style-name="P4" draw:layer="layout" svg:width="3.202cm" svg:height="0.391cm" svg:x="7.373cm" svg:y="26.496cm">
          <draw:text-box>
            <text:p text:style-name="P2"><text:span text:style-name="T4">Computor Scienc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pitch="variable"/>
    <style:font-face style:name="NimbusRomanBold" svg:font-family="NimbusRomanBold" style:font-pitch="variable"/>
    <style:font-face style:name="NimbusRomanBold1" svg:font-family="NimbusRomanBold"/>
    <style:font-face style:name="NimbusRomanItalic" svg:font-family="NimbusRomanItalic" style:font-pitch="variable"/>
    <style:font-face style:name="NimbusRomanItalic1" svg:font-family="NimbusRomanItalic"/>
    <style:font-face style:name="NimbusRomanRegular" svg:font-family="NimbusRomanRegular" style:font-pitch="variable"/>
    <style:font-face style:name="NimbusRomanRegular1" svg:font-family="NimbusRomanRegular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1.2cm" fo:margin-right="1.2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4-22T20:31:13.321247853</dc:date>
    <meta:editing-duration>PT35S</meta:editing-duration>
    <meta:editing-cycles>1</meta:editing-cycles>
    <meta:generator>LibreOffice/7.2.6.2$Linux_X86_64 LibreOffice_project/20$Build-2</meta:generator>
    <meta:document-statistic meta:object-count="51"/>
  </office:meta>
</office:document-meta>
</file>